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2.18cm"/>
    </style:style>
    <style:style style:name="P1" style:family="paragraph">
      <style:text-properties fo:font-size="20pt" style:font-size-asian="26pt" style:font-size-complex="26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text-properties fo:font-size="28pt" style:font-size-asian="40pt" style:font-size-complex="40pt"/>
    </style:style>
    <style:style style:name="P5" style:family="paragraph">
      <style:text-properties fo:font-size="24pt" style:font-size-asian="32pt" style:font-size-complex="32pt"/>
    </style:style>
    <style:style style:name="P6" style:family="paragraph">
      <style:text-properties fo:font-size="22pt" style:font-size-asian="28pt" style:font-size-complex="28pt"/>
    </style:style>
    <style:style style:name="P7" style:family="paragraph">
      <style:text-properties fo:font-size="32pt" style:font-size-asian="44pt" style:font-size-complex="44pt"/>
    </style:style>
    <style:style style:name="T1" style:family="text">
      <style:text-properties fo:font-size="20pt" style:font-size-asian="26pt" style:font-size-complex="26pt"/>
    </style:style>
    <style:style style:name="T2" style:family="text">
      <style:text-properties fo:font-size="20pt" fo:font-style="italic" style:font-size-asian="26pt" style:font-style-asian="italic" style:font-size-complex="26pt" style:font-style-complex="italic"/>
    </style:style>
    <style:style style:name="T3" style:family="text">
      <style:text-properties style:font-name="Calibri3" fo:font-style="italic" style:font-name-asian="Calibri3" style:font-style-asian="italic" style:font-name-complex="Calibri3" style:font-style-complex="italic"/>
    </style:style>
    <style:style style:name="T4" style:family="text">
      <style:text-properties style:font-name="Calibri2" style:font-name-asian="Calibri3" style:font-name-complex="Calibri3"/>
    </style:style>
    <style:style style:name="T5" style:family="text">
      <style:text-properties fo:font-size="26pt" style:font-size-asian="36pt" style:font-size-complex="36pt"/>
    </style:style>
    <style:style style:name="T6" style:family="text">
      <style:text-properties fo:font-style="italic" style:font-style-asian="italic" style:font-style-complex="italic"/>
    </style:style>
    <style:style style:name="T7" style:family="text">
      <style:text-properties style:text-position="-33% 58%" fo:font-style="italic" style:font-style-asian="italic" style:font-style-complex="italic"/>
    </style:style>
    <style:style style:name="T8" style:family="text">
      <style:text-properties style:text-position="0% 100%"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style:font-name="Calibri3" style:font-name-asian="Calibri3" style:font-name-complex="Calibri3"/>
    </style:style>
    <style:style style:name="T11" style:family="text">
      <style:text-properties fo:font-size="28pt" style:font-size-asian="40pt" style:font-size-complex="40pt"/>
    </style:style>
    <style:style style:name="T12" style:family="text">
      <style:text-properties fo:font-size="28pt" fo:font-style="italic" style:font-size-asian="40pt" style:font-style-asian="italic" style:font-size-complex="40pt" style:font-style-complex="italic"/>
    </style:style>
    <style:style style:name="T13" style:family="text">
      <style:text-properties fo:font-size="28pt" fo:font-style="italic" fo:font-weight="bold" style:font-size-asian="40pt" style:font-style-asian="italic" style:font-weight-asian="bold" style:font-size-complex="40pt" style:font-style-complex="italic" style:font-weight-complex="bold"/>
    </style:style>
    <style:style style:name="T14" style:family="text">
      <style:text-properties style:font-name="Segoe UI4" fo:font-style="italic" style:font-name-asian="Segoe UI4" style:font-style-asian="italic" style:font-name-complex="Segoe UI4" style:font-style-complex="italic"/>
    </style:style>
    <style:style style:name="T15" style:family="text">
      <style:text-properties style:text-position="-33% 58%" fo:font-style="normal" style:font-style-asian="normal" style:font-style-complex="normal"/>
    </style:style>
    <style:style style:name="T16" style:family="text">
      <style:text-properties fo:font-size="24pt" style:font-size-asian="32pt" style:font-size-complex="32pt"/>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position="33% 58%"/>
    </style:style>
    <style:style style:name="T19" style:family="text">
      <style:text-properties fo:font-size="26pt" fo:font-style="italic" style:font-size-asian="36pt" style:font-style-asian="italic" style:font-size-complex="36pt" style:font-style-complex="italic"/>
    </style:style>
    <style:style style:name="T20" style:family="text">
      <style:text-properties style:font-name="Segoe UI Symbol1" fo:font-size="26pt" style:font-name-asian="Segoe UI Symbol1" style:font-size-asian="36pt" style:font-name-complex="Segoe UI Symbol1" style:font-size-complex="36pt"/>
    </style:style>
    <style:style style:name="T21" style:family="text">
      <style:text-properties style:text-position="-33% 58%" style:font-name="Calibri2" fo:font-style="italic" style:font-name-asian="Calibri3" style:font-style-asian="italic" style:font-name-complex="Calibri3" style:font-style-complex="italic"/>
    </style:style>
    <style:style style:name="T22" style:family="text">
      <style:text-properties style:font-name="Calibri2" fo:font-style="italic" style:font-name-asian="Calibri3" style:font-style-asian="italic" style:font-name-complex="Calibri3" style:font-style-complex="italic"/>
    </style:style>
    <style:style style:name="T23" style:family="text">
      <style:text-properties style:font-name="Calibri3" fo:font-style="normal" style:font-name-asian="Calibri3" style:font-style-asian="normal" style:font-name-complex="Calibri3" style:font-style-complex="normal"/>
    </style:style>
    <style:style style:name="T24" style:family="text">
      <style:text-properties style:font-name="Calibri2" fo:font-style="normal" style:font-name-asian="Calibri3" style:font-style-asian="normal" style:font-name-complex="Calibri3" style:font-style-complex="normal"/>
    </style:style>
    <style:style style:name="T25" style:family="text">
      <style:text-properties fo:font-size="22pt" style:font-size-asian="28pt" style:font-size-complex="28pt"/>
    </style:style>
    <style:style style:name="T26" style:family="text">
      <style:text-properties fo:font-size="22pt" fo:font-style="italic" style:font-size-asian="28pt" style:font-style-asian="italic" style:font-size-complex="28pt" style:font-style-complex="italic"/>
    </style:style>
    <style:style style:name="T27" style:family="text">
      <style:text-properties style:text-position="-33% 58%" fo:font-size="22pt" style:font-size-asian="28pt" style:font-size-complex="28pt"/>
    </style:style>
    <style:style style:name="T28" style:family="text">
      <style:text-properties style:text-position="-33% 58%"/>
    </style:style>
    <style:style style:name="T29" style:family="text">
      <style:text-properties style:font-name="Segoe UI4" fo:font-size="24pt" fo:font-style="italic" style:font-name-asian="Segoe UI4" style:font-size-asian="32pt" style:font-style-asian="italic" style:font-name-complex="Segoe UI4" style:font-size-complex="32pt" style:font-style-complex="italic"/>
    </style:style>
    <style:style style:name="T30" style:family="text">
      <style:text-properties style:text-position="-33% 58%" style:font-name="Segoe UI2" fo:font-size="24pt" fo:font-style="italic" style:font-name-asian="Segoe UI4" style:font-size-asian="32pt" style:font-style-asian="italic" style:font-name-complex="Segoe UI4" style:font-size-complex="32pt" style:font-style-complex="italic"/>
    </style:style>
    <style:style style:name="T31" style:family="text">
      <style:text-properties fo:font-size="24pt" fo:font-style="italic" style:font-size-asian="32pt" style:font-style-asian="italic" style:font-size-complex="32pt" style:font-style-complex="italic"/>
    </style:style>
    <style:style style:name="T32" style:family="text">
      <style:text-properties style:text-position="-33% 58%" fo:font-size="24pt" style:font-size-asian="32pt" style:font-size-complex="32pt"/>
    </style:style>
    <style:style style:name="T33" style:family="text">
      <style:text-properties style:font-name="Segoe UI Symbol1" style:font-name-asian="Segoe UI Symbol1" style:font-name-complex="Segoe UI Symbol1"/>
    </style:style>
    <style:style style:name="T34"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35" style:family="text">
      <style:text-properties style:font-name="Segoe UI4" fo:font-size="22pt" style:font-name-asian="Segoe UI4" style:font-size-asian="28pt" style:font-name-complex="Segoe UI4" style:font-size-complex="28pt"/>
    </style:style>
    <style:style style:name="T36" style:family="text">
      <style:text-properties style:font-name="Segoe UI2" fo:font-size="22pt" style:font-name-asian="Segoe UI4" style:font-size-asian="28pt" style:font-name-complex="Segoe UI4" style:font-size-complex="28pt"/>
    </style:style>
    <style:style style:name="T37" style:family="text">
      <style:text-properties style:font-name="Segoe UI2" fo:font-size="22pt" fo:font-style="italic" style:font-name-asian="Segoe UI4" style:font-size-asian="28pt" style:font-style-asian="italic" style:font-name-complex="Segoe UI4" style:font-size-complex="28pt" style:font-style-complex="italic"/>
    </style:style>
    <style:style style:name="T38" style:family="text">
      <style:text-properties style:text-position="-33% 58%" style:font-name="Segoe UI2" fo:font-size="22pt" style:font-name-asian="Segoe UI4" style:font-size-asian="28pt" style:font-name-complex="Segoe UI4" style:font-size-complex="28pt"/>
    </style:style>
    <style:style style:name="T39" style:family="text">
      <style:text-properties style:text-position="33% 58%" style:font-name="Segoe UI2" fo:font-size="22pt" style:font-name-asian="Segoe UI4" style:font-size-asian="28pt" style:font-name-complex="Segoe UI4" style:font-size-complex="28pt"/>
    </style:style>
    <style:style style:name="T40" style:family="text">
      <style:text-properties style:font-name="Segoe UI Symbol1" fo:font-size="22pt" style:font-name-asian="Segoe UI Symbol1" style:font-size-asian="28pt" style:font-name-complex="Segoe UI Symbol1" style:font-size-complex="28pt"/>
    </style:style>
    <style:style style:name="T41" style:family="text">
      <style:text-properties style:font-name="Segoe UI4" fo:font-size="20pt" fo:font-style="italic" style:font-name-asian="Segoe UI4" style:font-size-asian="26pt" style:font-style-asian="italic" style:font-name-complex="Segoe UI4" style:font-size-complex="26pt" style:font-style-complex="italic"/>
    </style:style>
    <style:style style:name="T42" style:family="text">
      <style:text-properties style:text-position="-33% 58%" fo:font-size="20pt" style:font-size-asian="26pt" style:font-size-complex="26pt"/>
    </style:style>
    <style:style style:name="T43" style:family="text">
      <style:text-properties style:text-position="-33% 58%" style:font-name="Calibri3" style:font-name-asian="Calibri3" style:font-name-complex="Calibri3"/>
    </style:style>
    <style:style style:name="T44" style:family="text">
      <style:text-properties style:text-position="33% 58%" style:font-name="Calibri3" style:font-name-asian="Calibri3" style:font-name-complex="Calibri3"/>
    </style:style>
    <style:style style:name="T45" style:family="text">
      <style:text-properties style:font-name="Segoe UI4" style:font-name-asian="Segoe UI4" style:font-name-complex="Segoe UI4"/>
    </style:style>
    <style:style style:name="T46" style:family="text">
      <style:text-properties style:text-position="-33% 58%" style:font-name="Calibri2" style:font-name-asian="Calibri3" style:font-name-complex="Calibri3"/>
    </style:style>
    <style:style style:name="T47" style:family="text">
      <style:text-properties style:text-position="-33% 58%" fo:font-size="22pt" fo:font-style="italic" style:font-size-asian="28pt" style:font-style-asian="italic" style:font-size-complex="28pt" style:font-style-complex="italic"/>
    </style:style>
    <style:style style:name="T48" style:family="text">
      <style:text-properties style:text-position="-33% 58%" style:font-name="Segoe UI4" fo:font-size="22pt" style:font-name-asian="Segoe UI4" style:font-size-asian="28pt" style:font-name-complex="Segoe UI4" style:font-size-complex="28pt"/>
    </style:style>
    <style:style style:name="T49" style:family="text">
      <style:text-properties style:text-position="-33% 58%" style:font-name="Segoe UI4" fo:font-size="22pt" fo:font-style="italic" style:font-name-asian="Segoe UI4" style:font-size-asian="28pt" style:font-style-asian="italic" style:font-name-complex="Segoe UI4" style:font-size-complex="28pt" style:font-style-complex="italic"/>
    </style:style>
    <style:style style:name="T50" style:family="text">
      <style:text-properties fo:font-size="32pt" style:font-size-asian="44pt" style:font-size-complex="44pt"/>
    </style:style>
    <style:style style:name="T51" style:family="text">
      <style:text-properties style:text-position="33% 58%" style:font-name="Calibri2" style:font-name-asian="Calibri3" style:font-name-complex="Calibri3"/>
    </style:style>
    <style:style style:name="T52"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53" style:family="text">
      <style:text-properties style:font-name="Calibri3" fo:font-style="italic" fo:font-weight="bold" style:font-name-asian="Calibri3" style:font-style-asian="italic" style:font-weight-asian="bold" style:font-name-complex="Calibri3" style:font-style-complex="italic" style:font-weight-complex="bold"/>
    </style:style>
    <style:style style:name="T54" style:family="text">
      <style:text-properties style:text-position="0% 100%" fo:font-style="italic" fo:font-weight="bold" style:font-style-asian="italic" style:font-weight-asian="bold" style:font-style-complex="italic" style:font-weight-complex="bold"/>
    </style:style>
    <style:style style:name="T55" style:family="text">
      <style:text-properties style:font-name="Calibri3" fo:font-style="italic" fo:font-weight="normal" style:font-name-asian="Calibri3" style:font-style-asian="italic" style:font-weight-asian="normal" style:font-name-complex="Calibri3" style:font-style-complex="italic" style:font-weight-complex="normal"/>
    </style:style>
    <style:style style:name="T56" style:family="text">
      <style:text-properties style:font-name="Calibri3" fo:font-style="normal" fo:font-weight="normal" style:font-name-asian="Calibri3" style:font-style-asian="normal" style:font-weight-asian="normal" style:font-name-complex="Calibri3" style:font-style-complex="normal" style:font-weight-complex="normal"/>
    </style:style>
    <style:style style:name="T57" style:family="text">
      <style:text-properties style:text-position="-33% 58%" fo:font-style="italic" fo:font-weight="bold" style:font-style-asian="italic" style:font-weight-asian="bold" style:font-style-complex="italic" style:font-weight-complex="bold"/>
    </style:style>
    <style:style style:name="T58" style:family="text">
      <style:text-properties style:text-position="33% 58%" fo:font-style="normal" style:font-style-asian="normal" style:font-style-complex="normal"/>
    </style:style>
    <style:style style:name="T59" style:family="text">
      <style:text-properties fo:font-size="32pt" fo:font-style="italic" style:font-size-asian="44pt" style:font-style-asian="italic" style:font-size-complex="44pt" style:font-style-complex="italic"/>
    </style:style>
    <style:style style:name="T60" style:family="text">
      <style:text-properties style:text-position="-33% 58%" fo:font-size="32pt" fo:font-style="italic" style:font-size-asian="44pt" style:font-style-asian="italic" style:font-size-complex="44pt" style:font-style-complex="italic"/>
    </style:style>
    <style:style style:name="T61" style:family="text">
      <style:text-properties style:text-position="33% 58%" fo:font-size="32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elche Informationen lassen sich aus Streuprozessen ableiten?</text:p>
          </draw:text-box>
        </draw:frame>
        <draw:frame presentation:style-name="pr2" draw:layer="layout" svg:width="25.199cm" svg:height="12.18cm" svg:x="1.4cm" svg:y="4.914cm" presentation:class="subtitle">
          <draw:text-box>
            <text:p>Teilchenwechselwirkungen (bspw. Kernkräfte), elementare Wechselwirkungspotentiale, Aufbau der Materie wie Kristallstrukturen, uvm.</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Für den Streuprozeß wird vor dem eigentlichen Streuakt das </text:span><text:span text:style-name="T2">einfallende</text:span><text:span text:style-name="T1"> Teilchen als Wellenpaket beschrieben. Welche Forderungen müssen an die longitudinalen und transversalen Ausdehnungen des Wellenpakets gestellt werden?</text:span></text:p>
          </draw:text-box>
        </draw:frame>
        <draw:frame presentation:style-name="pr2" draw:layer="layout" svg:width="25.199cm" svg:height="12.18cm" svg:x="1.4cm" svg:y="4.914cm" presentation:class="subtitle">
          <draw:text-box>
            <text:p>Sie sollten sehr viel größer als die mittlere de Broglie-Wellenlänge <text:span text:style-name="T3">λ</text:span><text:span text:style-name="T4"> sein, damit Impuls und Energie ausreichend gut definiert sind</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Unter welchen Voraussetzungen lässt sich das Streuzentrum durch ein Potential darstellen?</text:p>
          </draw:text-box>
        </draw:frame>
        <draw:frame presentation:style-name="pr2" draw:layer="layout" svg:width="25.199cm" svg:height="12.18cm" svg:x="1.4cm" svg:y="4.914cm" presentation:class="subtitle" presentation:user-transformed="true">
          <draw:text-box>
            <text:p>Wenn die Streuung elastisch erfolgt, d.h. die Anfangszustände keine Rolle spielen und der Zustand auch nicht verändert wird (keine Anregung stattfindet)</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5">Welche Randbedingungen müssen bezüglich der Position des Detektors, der die gestreuten Teilchen zählt, erfüllt werden?</text:span></text:p>
          </draw:text-box>
        </draw:frame>
        <draw:frame presentation:style-name="pr2" draw:layer="layout" svg:width="25.199cm" svg:height="12.18cm" svg:x="1.4cm" svg:y="4.914cm" presentation:class="subtitle">
          <draw:text-box>
            <text:p>Er muß so weit entfernt stehen dass die Bedingung der kräftefreien Bewegung erfüllt ist, d.h. das Paket darf nicht mehr von der Streuzone beeinflusst werden, er muß allerdings auch so nah sein, dass das kräftefreie <text:span text:style-name="T6">Zerfließen</text:span> des Wellenpakets sich in Grenzen hält:</text:p>
            <text:p/>
            <text:p/>
          </draw:text-box>
        </draw:frame>
        <draw:frame draw:style-name="gr2" draw:text-style-name="P3" draw:layer="layout" svg:width="5.138cm" svg:height="2.545cm" svg:x="11.43cm" svg:y="13.227cm">
          <text:p/>
          <draw:object xlink:href="../Grenzbedingung%20für%20(nicht-)zerfließendes%20Wellenpake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as kennzeichnet die ebene Welle im Vergleich zum Wellenpaket?</text:p>
          </draw:text-box>
        </draw:frame>
        <draw:frame presentation:style-name="pr2" draw:layer="layout" svg:width="25.199cm" svg:height="12.18cm" svg:x="1.4cm" svg:y="4.914cm" presentation:class="subtitle">
          <draw:text-box>
            <text:p>Die ebene Welle hat einen scharfen Impuls und eine scharfe Energie und dadurch einen völlig unbestimmten Ort: sie ist überall vorhanden</text:p>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ie lässt sich die ebene Welle bei Drehimpulserhaltung geschickt darstellen?</text:p>
          </draw:text-box>
        </draw:frame>
        <draw:frame presentation:style-name="pr2" draw:layer="layout" svg:width="25.199cm" svg:height="12.18cm" svg:x="1.4cm" svg:y="4.914cm" presentation:class="subtitle">
          <draw:text-box>
            <text:p>Durch eine Entwicklung nach Drehimpulseigenfunktionen:</text:p>
            <text:p/>
            <text:p/>
            <text:p/>
            <text:p>mit <text:span text:style-name="T6">j</text:span><text:span text:style-name="T7">l</text:span><text:span text:style-name="T8"> </text:span>(<text:span text:style-name="T6">k</text:span><text:span text:style-name="T9"> </text:span><text:span text:style-name="T6">r</text:span>) der sphärischen Bessel-Funktion</text:p>
            <text:p>und <text:span text:style-name="T6">P</text:span><text:span text:style-name="T7">l</text:span><text:span text:style-name="T8"> </text:span>(cos <text:span text:style-name="T10">ϑ</text:span><text:span text:style-name="T4">) den Legendre-Polynomen</text:span></text:p>
          </draw:text-box>
        </draw:frame>
        <draw:frame draw:style-name="gr2" draw:text-style-name="P3" draw:layer="layout" svg:width="17.33cm" svg:height="2.547cm" svg:x="5.334cm" svg:y="9.226cm">
          <text:p/>
          <draw:object xlink:href="../Entwicklung%20der%20ebenen%20Welle%20nach%20Drehimpulseigenfunktione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Wie sieht die Schrödinger-Gleichung des Streuproblems aus?</text:p>
          </draw:text-box>
        </draw:frame>
        <draw:frame presentation:style-name="pr2" draw:layer="layout" svg:width="25.199cm" svg:height="12.18cm" svg:x="1.4cm" svg:y="4.914cm" presentation:class="subtitle" presentation:placeholder="true">
          <draw:text-box/>
        </draw:frame>
        <draw:frame draw:style-name="gr2" draw:text-style-name="P3" draw:layer="layout" svg:width="15.152cm" svg:height="5.786cm" svg:x="6.423cm" svg:y="7.606cm">
          <text:p/>
          <draw:object xlink:href="../Schrödingergleichung%20des%20Streuproblems.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text-style-name="P4" draw:layer="layout" svg:width="25.199cm" svg:height="3.506cm" svg:x="1.4cm" svg:y="0.836cm" presentation:class="title" presentation:user-transformed="true">
          <draw:text-box>
            <text:p><text:span text:style-name="T11">Welche asymptotische Gestalt muss die durch ein Zentralpotential </text:span><text:span text:style-name="T12">V</text:span><text:span text:style-name="T11">(</text:span><text:span text:style-name="T13">r</text:span><text:span text:style-name="T11">) hervorgerufene Streuwelle besitzen?</text:span></text:p>
          </draw:text-box>
        </draw:frame>
        <draw:frame presentation:style-name="pr2" draw:layer="layout" svg:width="25.199cm" svg:height="12.18cm" svg:x="1.4cm" svg:y="4.914cm" presentation:class="subtitle">
          <draw:text-box>
            <text:p>Sie wird als asymptotisch aus einer aus- und einer einlaufenden Kugelwelle zusammengesetzt gedacht, entsprechend dem Verhalten der Kugel-Bessel-Funktion</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ie ist die Streuamplitude <text:span text:style-name="T6">f</text:span> (<text:span text:style-name="T14">ϑ</text:span>) definiert?</text:p>
          </draw:text-box>
        </draw:frame>
        <draw:frame presentation:style-name="pr2" draw:layer="layout" svg:width="25.199cm" svg:height="12.18cm" svg:x="1.4cm" svg:y="4.914cm" presentation:class="subtitle">
          <draw:text-box>
            <text:p>Sie enthält die gesamte Information über das streuende Potential und ist nur von <text:span text:style-name="T3">θ</text:span><text:span text:style-name="T10"> (aufgrund der speziellen (Kugel-)symmetrie) abhängig</text:span></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ie hängt <text:span text:style-name="T6">f</text:span> (<text:span text:style-name="T14">ϑ</text:span>) mit der Stromdichte <text:span text:style-name="T6">j</text:span><text:span text:style-name="T15">s</text:span> der Streuwelle zusammen?</text:p>
          </draw:text-box>
        </draw:frame>
        <draw:frame presentation:style-name="pr2" draw:layer="layout" svg:width="25.199cm" svg:height="12.18cm" svg:x="1.4cm" svg:y="4.914cm" presentation:class="subtitle" presentation:placeholder="true">
          <draw:text-box/>
        </draw:frame>
        <draw:frame draw:style-name="gr2" draw:text-style-name="P3" draw:layer="layout" svg:width="20.054cm" svg:height="5.362cm" svg:x="3.972cm" svg:y="7.818cm">
          <text:p/>
          <draw:object xlink:href="../Stromdichte%20der%20Streuwelle%20in%20Abhängigkeit%20von%20der%20Streuamplitude.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Wie ist allgemein der Wirkungsquerschnitt definiert?</text:p>
          </draw:text-box>
        </draw:frame>
        <draw:frame presentation:style-name="pr2" draw:layer="layout" svg:width="25.199cm" svg:height="12.18cm" svg:x="1.4cm" svg:y="4.914cm" presentation:class="subtitle">
          <draw:text-box>
            <text:p>Zahl der Prozesse pro Zeiteinheit </text:p>
            <text:p>pro</text:p>
            <text:p>einfallender Teichenstromdichte</text:p>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2" draw:layer="layout" svg:width="25.199cm" svg:height="3.506cm" svg:x="1.4cm" svg:y="0.835cm" presentation:class="title" presentation:user-transformed="true">
          <draw:text-box>
            <text:p><text:span text:style-name="T5">Welcher Zusammenhang besteht zwischen dem differentiellen Wirkungsquerschnitt und der Streuamplitude?</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2.613cm" svg:height="2.817cm" svg:x="7.693cm" svg:y="9.091cm">
          <text:p/>
          <draw:object xlink:href="../Differentieller%20Wirkungsquerschnitt.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6">Warum empfiehlt sich für die Lösungsfunktion des Streuproblems eine Entwicklung nach Kugelflächenfunktionen?</text:span></text:p>
          </draw:text-box>
        </draw:frame>
        <draw:frame presentation:style-name="pr2" draw:layer="layout" svg:width="25.199cm" svg:height="12.18cm" svg:x="1.4cm" svg:y="4.914cm" presentation:class="subtitle" presentation:user-transformed="true">
          <draw:text-box>
            <text:p>Da der Hamilton-Operator des vollen Streuproblems mit den Drehimpulsoperatoren <text:span text:style-name="T17">L</text:span><text:span text:style-name="T18">2</text:span> und <text:span text:style-name="T6">L</text:span><text:span text:style-name="T7">z</text:span> kommutiert, bietet sich eine Entwicklung nach Drehimpulseigenfunktionen an. Dies sind Kugelflächenfunktionen!</text:p>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5">Wie manifestiert sich asymptotisch (</text:span><text:span text:style-name="T19">k</text:span><text:span text:style-name="T5"> </text:span><text:span text:style-name="T19">r</text:span><text:span text:style-name="T5"> </text:span><text:span text:style-name="T20">≫</text:span><text:span text:style-name="T5"> </text:span><text:span text:style-name="T19">l</text:span><text:span text:style-name="T5">) der Einfluss des Streupotentials auf die Wellenfunktion des Streuproblems?</text:span></text:p>
          </draw:text-box>
        </draw:frame>
        <draw:frame presentation:style-name="pr2" draw:layer="layout" svg:width="25.199cm" svg:height="12.18cm" svg:x="1.4cm" svg:y="4.914cm" presentation:class="subtitle">
          <draw:text-box>
            <text:p>Im wesentlichen in einer Phasenverschiebung</text:p>
          </draw:text-box>
        </draw:frame>
        <draw:frame draw:style-name="gr2" draw:text-style-name="P3" draw:layer="layout" svg:width="11.591cm" svg:height="2.421cm" svg:x="8.204cm" svg:y="12.289cm">
          <text:p/>
          <draw:object xlink:href="../Einfluss%20des%20Potentials.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1" draw:text-style-name="P4" draw:layer="layout" svg:width="25.199cm" svg:height="3.506cm" svg:x="1.4cm" svg:y="0.836cm" presentation:class="title" presentation:user-transformed="true">
          <draw:text-box>
            <text:p><text:span text:style-name="T11">Was bezeichnet man als Streuphase der </text:span><text:span text:style-name="T12">l</text:span><text:span text:style-name="T11">-ten Partialwelle? Von welchen Größen wird sie im wesentlichen bestimmt?</text:span></text:p>
          </draw:text-box>
        </draw:frame>
        <draw:frame presentation:style-name="pr2" draw:layer="layout" svg:width="25.199cm" svg:height="12.18cm" svg:x="1.4cm" svg:y="4.914cm" presentation:class="subtitle" presentation:user-transformed="true">
          <draw:text-box>
            <text:p><text:span text:style-name="T3">δ</text:span><text:span text:style-name="T21">l</text:span><text:span text:style-name="T4"> , die Streuphase der </text:span><text:span text:style-name="T22">l</text:span><text:span text:style-name="T4">-ten Partialwelle, ist für das jeweilige Potential </text:span><text:span text:style-name="T22">V</text:span><text:span text:style-name="T4">(</text:span><text:span text:style-name="T22">r</text:span><text:span text:style-name="T4">) charakteristisch und wird über </text:span><text:span text:style-name="T22">k</text:span><text:span text:style-name="T4"> eine Funktion der Energie </text:span><text:span text:style-name="T22">E</text:span><text:span text:style-name="T4"> sein</text:span></text:p>
          </draw:text-box>
        </draw:frame>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versteht man unter dem optischen Theorem? Wie kann man dieses physikalisch deuten?</text:p>
          </draw:text-box>
        </draw:frame>
        <draw:frame presentation:style-name="pr2" draw:layer="layout" svg:width="25.199cm" svg:height="12.397cm" svg:x="1.4cm" svg:y="4.806cm" presentation:class="subtitle" presentation:user-transformed="true">
          <draw:text-box>
            <text:p>Die Beziehung zwischen Streuamplitude <text:span text:style-name="T6">f</text:span> (<text:span text:style-name="T3">θ</text:span><text:span text:style-name="T10"> </text:span><text:span text:style-name="T4">= 0) und totalem Wirkungsquerschnitt </text:span><text:span text:style-name="T3">σ</text:span><text:span text:style-name="T23"> :</text:span></text:p>
            <text:p><text:span text:style-name="T23"/></text:p>
            <text:p><text:span text:style-name="T23"/></text:p>
            <text:p><text:span text:style-name="T23"/></text:p>
            <text:p><text:span text:style-name="T23">Da sich durch den Streuprozess die Teilchenanzahl nicht ändert, muß, was der totale Wirkungsquerschnitt an gestreuter Intensität registriert, aus der einfallenden Welle </text:span><text:span text:style-name="T3">weginterferiert</text:span><text:span text:style-name="T23"> worden sein. Interferenz ist nur mit der in Vorwärtsrichtung (</text:span><text:span text:style-name="T3">θ</text:span><text:span text:style-name="T23"> </text:span><text:span text:style-name="T24">= 0) gestreuten Welle möglich:</text:span></text:p>
            <text:p><text:span text:style-name="T24"/></text:p>
            <text:p><text:span text:style-name="T24">Der Wirkungsquerschnitt besteht aus einem echten Streuterm und einem Beugungsterm, der für einen "Schatten" hinter der Kugel sorgt!</text:span></text:p>
          </draw:text-box>
        </draw:frame>
        <draw:frame draw:style-name="gr2" draw:text-style-name="P3" draw:layer="layout" svg:width="6.66cm" svg:height="2.335cm" svg:x="10.669cm" svg:y="7.232cm">
          <text:p/>
          <draw:object xlink:href="../Optisches%20Theorem.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1" draw:text-style-name="P6" draw:layer="layout" svg:width="25.199cm" svg:height="3.506cm" svg:x="1.4cm" svg:y="0.834cm" presentation:class="title" presentation:user-transformed="true">
          <draw:text-box>
            <text:p><text:span text:style-name="T25">Wie lässt sich abschätzen, welche Partialwellen bei der Streuung eines Teilchens der Energie </text:span><text:span text:style-name="T26">E</text:span><text:span text:style-name="T25"> an einem Potential der effektiven Reichweite </text:span><text:span text:style-name="T26">R</text:span><text:span text:style-name="T27">0</text:span><text:span text:style-name="T25"> eine Rolle spielen?</text:span></text:p>
          </draw:text-box>
        </draw:frame>
        <draw:frame presentation:style-name="pr2" draw:layer="layout" svg:width="25.199cm" svg:height="12.18cm" svg:x="1.4cm" svg:y="4.914cm" presentation:class="subtitle">
          <draw:text-box>
            <text:p>Die Summen für Streuamplituden, Streuphasen und totalen Wirkungsquerschnitt können bei einer maximalen Drehimpulsquantenzahl <text:span text:style-name="T6">l</text:span><text:span text:style-name="T28">0</text:span> von der Größenordnung <text:span text:style-name="T6">k</text:span> <text:span text:style-name="T6">R</text:span><text:span text:style-name="T28">0</text:span> abgebrochen werden</text:p>
          </draw:text-box>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as meint man mit <text:span text:style-name="T6">s</text:span>- oder <text:span text:style-name="T6">p</text:span>-Streuung?</text:p>
          </draw:text-box>
        </draw:frame>
        <draw:frame presentation:style-name="pr2" draw:layer="layout" svg:width="25.199cm" svg:height="12.18cm" svg:x="1.4cm" svg:y="4.914cm" presentation:class="subtitle">
          <draw:text-box>
            <text:p><text:span text:style-name="T6">s</text:span>-Streuung ist Streuung für die Drehimpulsquantenzahl <text:span text:style-name="T6">l</text:span><text:span text:style-name="T9"> </text:span>= 0,</text:p>
            <text:p><text:span text:style-name="T6">p</text:span>-Streuung ist Streuung für die Drehimpulsquantenzahl <text:span text:style-name="T6">l</text:span> = 1 usw.</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Unter welchen Bedingungen ist reine <text:span text:style-name="T6">s</text:span>-Streuung zu erwarten?</text:p>
          </draw:text-box>
        </draw:frame>
        <draw:frame presentation:style-name="pr2" draw:layer="layout" svg:width="25.199cm" svg:height="12.18cm" svg:x="1.4cm" svg:y="4.914cm" presentation:class="subtitle">
          <draw:text-box>
            <text:p>Für kleine Teilchenenergieen bei sehr kurzreichweitigen Potentialen</text:p>
          </draw:text-box>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16">Wie hängen bei der Streuung an der harten Kugel die Streuphasen </text:span><text:span text:style-name="T29">δ</text:span><text:span text:style-name="T30">l</text:span><text:span text:style-name="T16"> vom Kugelradius </text:span><text:span text:style-name="T31">R</text:span><text:span text:style-name="T32">0</text:span><text:span text:style-name="T16"> und von der Teilchenenergie </text:span><text:span text:style-name="T31">E</text:span><text:span text:style-name="T16"> ab?</text:span></text:p>
          </draw:text-box>
        </draw:frame>
        <draw:frame presentation:style-name="pr2" draw:layer="layout" svg:width="25.199cm" svg:height="12.18cm" svg:x="1.4cm" svg:y="4.914cm" presentation:class="subtitle">
          <draw:text-box>
            <text:p>für <text:span text:style-name="T6">k</text:span> <text:span text:style-name="T6">R</text:span><text:span text:style-name="T28">0</text:span> <text:span text:style-name="T33">≪</text:span> <text:span text:style-name="T6">l</text:span> (de-Broglie-Wellenlänge viel größer als Potentialreichweite):</text:p>
            <text:p>praktisch reine <text:span text:style-name="T6">s</text:span>-Streuung mit isotropem Wirkungsquerschnitt</text:p>
            <text:p/>
            <text:p>für <text:span text:style-name="T6">k</text:span> <text:span text:style-name="T6">R</text:span><text:span text:style-name="T28">0</text:span> <text:span text:style-name="T33">≫</text:span> <text:span text:style-name="T6">l</text:span> (de-Broglie-Wellenlänge viel kleiner als Potentialreichweite):</text:p>
            <text:p>quantenmechanischer entspricht annähernd klassischem Wirkungsquerschnitt</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25">In welchem Verhältnis stehen bei der Streuung an der harten Kugel Wirkungsquerschnitt </text:span><text:span text:style-name="T34">σ</text:span><text:span text:style-name="T25"> und geometrischer Kugelquerschnitt (= </text:span><text:span text:style-name="T35">π</text:span><text:span text:style-name="T36"> </text:span><text:span text:style-name="T37">R</text:span><text:span text:style-name="T38">0</text:span><text:span text:style-name="T39">2</text:span><text:span text:style-name="T25">) im Fall großer de Broglie-Wellenlänge (</text:span><text:span text:style-name="T26">k</text:span><text:span text:style-name="T25"> </text:span><text:span text:style-name="T26">R</text:span><text:span text:style-name="T27">0</text:span><text:span text:style-name="T25"> </text:span><text:span text:style-name="T40">≫</text:span><text:span text:style-name="T25"> 1) der einfallenden Teilchen?</text:span></text:p>
          </draw:text-box>
        </draw:frame>
        <draw:frame presentation:style-name="pr2" draw:layer="layout" svg:width="25.199cm" svg:height="12.18cm" svg:x="1.4cm" svg:y="4.914cm" presentation:class="subtitle" presentation:user-transformed="true">
          <draw:text-box>
            <text:p>Es dominiert der <text:span text:style-name="T6">l</text:span> = 0 – Term, man erhält für den Wirkungsquerschnitt gerade das Vierfache des geometrischen Kugelquerschnitts:</text:p>
          </draw:text-box>
        </draw:frame>
        <draw:frame draw:style-name="gr2" draw:text-style-name="P3" draw:layer="layout" svg:width="9.184cm" svg:height="2.539cm" svg:x="9.407cm" svg:y="13.23cm">
          <text:p/>
          <draw:object xlink:href="../Wirkungsquerschnitt%20bei%20reiner%20s-Streuung%20für%20niedrige%20Energie.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5" draw:text-style-name="P5" draw:layer="layout" svg:width="25.199cm" svg:height="3.555cm" svg:x="1.4cm" svg:y="0.813cm" presentation:class="title" presentation:user-transformed="true">
          <draw:text-box>
            <text:p><text:span text:style-name="T16">Wie erklärt man sich, dass bei der Streuung an der harten Kugel in der Grenze (</text:span><text:span text:style-name="T31">k</text:span><text:span text:style-name="T16"> </text:span><text:span text:style-name="T31">R</text:span><text:span text:style-name="T32">0</text:span><text:span text:style-name="T16"> ≫ 1) der Wirkungsquerschnitt </text:span><text:span text:style-name="T29">σ</text:span><text:span text:style-name="T16"> gerade doppelt so groß ist wie der geometrische Kugelquerschnitt?</text:span></text:p>
          </draw:text-box>
        </draw:frame>
        <draw:frame presentation:style-name="pr6" draw:layer="layout" svg:width="25.199cm" svg:height="14.463cm" svg:x="1.4cm" svg:y="5.774cm" presentation:class="subtitle" presentation:user-transformed="true">
          <draw:text-box>
            <text:p>Wie beim optischen Theorem angedeutet besteht der Streuterm aus zwei Termen: einem Streuterm, der exakt der klassischen Erwartung entspricht, sowie einem Beugungsterm, welcher auf die Vorwärtsrichtung (<text:span text:style-name="T3">θ</text:span><text:span text:style-name="T4"> = 0) zentriert ist.</text:span></text:p>
            <text:p><text:span text:style-name="T4">Die Auslöschung der einfallenden Wellenintensität im Schattenbereich des Potentials durch die in Vorwärtsrichtung gestreute Welle entspricht exakt der um endliche Winkel reflektierten Streuintensität, da sich die Teilchenzahl durch den Streuprozess nicht ändert:</text:span></text:p>
            <text:p><text:span text:style-name="T4">Die Streuintensität in Vorwärtsrichtung ist genauso groß wie die restliche Streuintensität.</text:span></text:p>
            <text:p><text:span text:style-name="T4">Da der klassische Wirkungsquerschnitt nur die wirklich gestreute Strahlung registriert, ist er genau halb so groß wie der totale, auch den Beugungsterm berücksichtigende quantenmechanische Wirkungsquerschnitt – dieser ist also doppelt so groß</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draw:text-box>
              <text:p>Könnte man besser erklären, so ist das viel zu lang und undurchsichtig</text:p>
            </draw:text-box>
          </draw:frame>
        </presentation:notes>
      </draw:page>
      <draw:page draw:name="page23"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5">Wie erklärt man sich die relative Ähnlichkeit der Streuprozesse langsamer Teilchen an allen Potentialen endlicher Reichweite?</text:span></text:p>
          </draw:text-box>
        </draw:frame>
        <draw:frame presentation:style-name="pr2" draw:layer="layout" svg:width="25.199cm" svg:height="12.18cm" svg:x="1.4cm" svg:y="4.914cm" presentation:class="subtitle">
          <draw:text-box>
            <text:p>Durch die Zentrifugalbarriere, die für <text:span text:style-name="T6">l</text:span> <text:span text:style-name="T10">≥ </text:span><text:span text:style-name="T4">1 bei kleinen Energien die Welle gar nicht ganz an den Potentialbereich herankommen lässt.</text:span></text:p>
          </draw:text-box>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draw:text-box>
            <text:p>Was versteht man unter Potentialstreuung?</text:p>
          </draw:text-box>
        </draw:frame>
        <draw:frame presentation:style-name="pr2" draw:layer="layout" svg:width="25.199cm" svg:height="12.18cm" svg:x="1.4cm" svg:y="4.914cm" presentation:class="subtitle">
          <draw:text-box>
            <text:p>Das effektive Streupotential ist für die harte Kugel und den Potentialtopf gleich: bei kleinen Energien der Welle kommt diese nicht über die Zentrifugalbarriere des Potentials, also gar nicht ganz an den Potentialbereich heran.</text:p>
            <text:p/>
            <text:p>Für langsame Teilchen (große de-Broglie-Wellenlänge) ist Streuung allerdings immer <text:span text:style-name="T6">s</text:span>-artig. Da für diese die Zentrifugalbarriere jedoch entfällt, ist die Streuung durch das nackte Potential bestimmt!</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ann tritt bei der Streuung am Kastenpotential Resonanzstreuung auf?</text:p>
          </draw:text-box>
        </draw:frame>
        <draw:frame presentation:style-name="pr2" draw:layer="layout" svg:width="25.199cm" svg:height="12.18cm" svg:x="1.4cm" svg:y="4.914cm" presentation:class="subtitle">
          <draw:text-box>
            <text:p>Bei bestimmten Teilchenenergien (der Resonanzenergie) wird der Nenner der Funktion der Teilchenenergie im Amplitudenverhältnis der Streuphase Null:</text:p>
            <text:p/>
            <text:p/>
            <text:p/>
            <text:p/>
            <text:p/>
            <text:p/>
          </draw:text-box>
        </draw:frame>
        <draw:frame draw:style-name="gr2" draw:text-style-name="P3" draw:layer="layout" svg:width="15.682cm" svg:height="7.347cm" svg:x="6.158cm" svg:y="12.826cm">
          <text:p/>
          <draw:object xlink:href="../Amplitudenverhältnis.odf" xlink:type="simple" xlink:show="embed" xlink:actuate="onLoad"/>
          <draw:image xlink:href="./ObjectReplacements/Object 12" xlink:type="simple" xlink:show="embed" xlink:actuate="onLoad"/>
        </draw:frame>
        <draw:frame draw:style-name="gr2" draw:text-style-name="P3" draw:layer="layout" svg:width="14.991cm" svg:height="1.675cm" svg:x="6.504cm" svg:y="9.662cm">
          <text:p/>
          <draw:object xlink:href="../Resonanzenergie%20für%20Resonanzstreuung.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Was passiert mit der Streuphase <text:span text:style-name="T14">δ</text:span><text:span text:style-name="T7">l</text:span> in der Resonanz?</text:p>
          </draw:text-box>
        </draw:frame>
        <draw:frame presentation:style-name="pr2" draw:layer="layout" svg:width="25.199cm" svg:height="12.18cm" svg:x="1.4cm" svg:y="4.914cm" presentation:class="subtitle">
          <draw:text-box>
            <text:p>Sie springt abrupt von <text:span text:style-name="T6">m</text:span> <text:span text:style-name="T10">π auf (</text:span><text:span text:style-name="T3">m</text:span><text:span text:style-name="T23"> + 1)</text:span><text:span text:style-name="T10"> </text:span><text:span text:style-name="T10">π und durchquert dabei in der Resonanz</text:span></text:p>
          </draw:text-box>
        </draw:frame>
        <draw:frame draw:style-name="gr2" draw:text-style-name="P3" draw:layer="layout" svg:width="8.646cm" svg:height="1.785cm" svg:x="9.676cm" svg:y="12.607cm">
          <text:p/>
          <draw:object xlink:href="../Verhalten%20der%20Streuphase%20in%20der%20Resonanz.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ie sieht qualitativ der Partialquerschnitt <text:span text:style-name="T14">σ</text:span><text:span text:style-name="T7">l</text:span> in der Nähe der Resonanz aus?</text:p>
          </draw:text-box>
        </draw:frame>
        <draw:frame presentation:style-name="pr2" draw:layer="layout" svg:width="25.199cm" svg:height="12.18cm" svg:x="1.4cm" svg:y="4.914cm" presentation:class="subtitle">
          <draw:text-box>
            <text:p>Der Partialquerschnitt <text:span text:style-name="T3">σ</text:span><text:span text:style-name="T21">l</text:span><text:span text:style-name="T4"> (</text:span><text:span text:style-name="T22">l</text:span><text:span text:style-name="T4">-Beitrag zum Wirkungsquerschnitt </text:span><text:span text:style-name="T3">σ</text:span><text:span text:style-name="T10">)</text:span> sieht <text:span text:style-name="T6">lorentzartig</text:span> aus und nimmt in der Resonanz seinen Maximalwert an:</text:p>
            <text:p/>
            <text:p/>
            <text:p/>
            <text:p/>
            <text:p>(Breit-Wigner-Formel)</text:p>
          </draw:text-box>
        </draw:frame>
        <draw:frame draw:style-name="gr2" draw:text-style-name="P3" draw:layer="layout" svg:width="15.842cm" svg:height="3.225cm" svg:x="6.078cm" svg:y="10.387cm">
          <text:p/>
          <draw:object xlink:href="../Breit-Wigner-Formel.odf" xlink:type="simple" xlink:show="embed" xlink:actuate="onLoad"/>
          <draw:image xlink:href="./ObjectReplacements/Object 15" xlink:type="simple" xlink:show="embed" xlink:actuate="onLoad"/>
        </draw:frame>
        <draw:frame draw:style-name="gr2" draw:text-style-name="P3" draw:layer="layout" svg:width="8.016cm" svg:height="2.539cm" svg:x="9.991cm" svg:y="16.23cm">
          <text:p/>
          <draw:object xlink:href="../Maximalwert%20des%20Partialquerschnitts%20in%20der%20Resonanz.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draw:text-box>
            <text:p>Für welchen <text:span text:style-name="T6">l</text:span>-Wert entfällt die Zentrifugalbarriere und welche Streuung findet daher <text:span text:style-name="T6">nicht</text:span> statt?</text:p>
          </draw:text-box>
        </draw:frame>
        <draw:frame presentation:style-name="pr2" draw:layer="layout" svg:width="25.199cm" svg:height="12.18cm" svg:x="1.4cm" svg:y="4.914cm" presentation:class="subtitle" presentation:user-transformed="true">
          <draw:text-box>
            <text:p>Für <text:span text:style-name="T6">l</text:span> = 0 , daher findet keine <text:span text:style-name="T6">s</text:span>-Streuung statt</text:p>
          </draw:text-box>
        </draw:frame>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hängen bei kleinen Teilchenenergien die Phase </text:span><text:span text:style-name="T41">δ</text:span><text:span text:style-name="T42">0</text:span><text:span text:style-name="T1"> und der partielle Wirkungsquerschnitt </text:span><text:span text:style-name="T41">σ</text:span><text:span text:style-name="T42">0</text:span><text:span text:style-name="T1"> für </text:span><text:span text:style-name="T2">s</text:span><text:span text:style-name="T1">-Streuung am Potentialtopf mit der Streulänge </text:span><text:span text:style-name="T2">a</text:span><text:span text:style-name="T42">s</text:span><text:span text:style-name="T1"> zusammen?</text:span></text:p>
          </draw:text-box>
        </draw:frame>
        <draw:frame presentation:style-name="pr2" draw:layer="layout" svg:width="25.199cm" svg:height="12.18cm" svg:x="1.4cm" svg:y="4.914cm" presentation:class="subtitle">
          <draw:text-box>
            <text:p>Es ergibt sich ein typischer, oszillatorischer Verlauf:</text:p>
            <text:p/>
            <text:p><text:span text:style-name="T3">σ</text:span><text:span text:style-name="T43">0</text:span><text:span text:style-name="T10"> ≈ 4 π </text:span><text:span text:style-name="T3">a</text:span><text:span text:style-name="T43">S</text:span><text:span text:style-name="T44">2</text:span></text:p>
          </draw:text-box>
        </draw:frame>
        <draw:frame draw:style-name="gr2" draw:text-style-name="P3" draw:layer="layout" svg:width="6.284cm" svg:height="2.539cm" svg:x="10.857cm" svg:y="13.23cm">
          <text:p/>
          <draw:object xlink:href="../Oszillationen%20des%20partiellen%20Wirkungsquerschnitts%20bei%20s-Streuung.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hängen bei kleinen Teilchenenergien die Phase </text:span><text:span text:style-name="T41">δ</text:span><text:span text:style-name="T42">0</text:span><text:span text:style-name="T1"> und der partielle Wirkungsquerschnitt </text:span><text:span text:style-name="T41">σ</text:span><text:span text:style-name="T42">0</text:span><text:span text:style-name="T1"> für </text:span><text:span text:style-name="T2">s</text:span><text:span text:style-name="T1">-Streuung am Potentialtopf mit der Streulänge </text:span><text:span text:style-name="T2">a</text:span><text:span text:style-name="T42">s</text:span><text:span text:style-name="T1"> zusammen?</text:span></text:p>
          </draw:text-box>
        </draw:frame>
        <draw:frame presentation:style-name="pr2" draw:layer="layout" svg:width="25.199cm" svg:height="12.18cm" svg:x="1.4cm" svg:y="4.914cm" presentation:class="subtitle" presentation:placeholder="true" presentation:user-transformed="true">
          <draw:text-box/>
        </draw:frame>
        <draw:frame draw:style-name="gr2" draw:text-style-name="P3" draw:layer="layout" svg:width="9.788cm" svg:height="7.198cm" svg:x="9.105cm" svg:y="6.9cm">
          <text:p/>
          <draw:object xlink:href="../Zusammenhang%20zwischen%20Streulänge,%20Streuphase%20und%20partiellem%20Wirkungsquerschnitt.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as kann über die Streuphase <text:span text:style-name="T14">δ</text:span><text:span text:style-name="T28">0</text:span> für <text:span text:style-name="T6">E</text:span> → 0 und <text:span text:style-name="T6">E</text:span> → <text:span text:style-name="T45">∞</text:span> ausgesagt werden?</text:p>
          </draw:text-box>
        </draw:frame>
        <draw:frame presentation:style-name="pr2" draw:layer="layout" svg:width="25.199cm" svg:height="13.794cm" svg:x="1.4cm" svg:y="4.108cm" presentation:class="subtitle" presentation:user-transformed="true">
          <draw:text-box>
            <text:p/>
            <text:p/>
            <text:p>Sie muß ein ganzzahliges Vielfaches von <text:span text:style-name="T10">π</text:span><text:span text:style-name="T4"> sein.</text:span></text:p>
            <text:p><text:span text:style-name="T4"/></text:p>
            <text:p><text:span text:style-name="T4">Allerdings ist die Streuphase aufgrund ihrer Definition mit einer Willkür modulo </text:span><text:span text:style-name="T10">π</text:span><text:span text:style-name="T4"> behaftet.</text:span></text:p>
            <text:p><text:span text:style-name="T4">Durch Konvention legt man fest, dass wenn </text:span><text:span text:style-name="T22">k</text:span><text:span text:style-name="T46">0</text:span><text:span text:style-name="T4"> </text:span><text:span text:style-name="T22">a</text:span><text:span text:style-name="T4"> im Intervall</text:span></text:p>
            <text:p><text:span text:style-name="T4"/></text:p>
            <text:p><text:span text:style-name="T4"/></text:p>
            <text:p><text:span text:style-name="T4"/></text:p>
            <text:p><text:span text:style-name="T4">liegt, auch </text:span><text:span text:style-name="T22">k</text:span><text:span text:style-name="T46">0</text:span><text:span text:style-name="T4"> </text:span><text:span text:style-name="T22">a</text:span><text:span text:style-name="T4"> + </text:span><text:span text:style-name="T3">δ</text:span><text:span text:style-name="T46">0</text:span><text:span text:style-name="T4"> dort liegt.</text:span></text:p>
            <text:p><text:span text:style-name="T4">Dann folgt für kleine Energie (</text:span><text:span text:style-name="T22">k</text:span><text:span text:style-name="T4"> ⟶ 0) bzw. große Energie (</text:span><text:span text:style-name="T22">k</text:span><text:span text:style-name="T4"> ⟶ </text:span><text:span text:style-name="T10">∞</text:span><text:span text:style-name="T4">):</text:span></text:p>
            <text:p><text:span text:style-name="T4"/></text:p>
          </draw:text-box>
        </draw:frame>
        <draw:frame draw:style-name="gr2" draw:text-style-name="P3" draw:layer="layout" svg:width="19.127cm" svg:height="2.421cm" svg:x="4.436cm" svg:y="11.689cm">
          <text:p/>
          <draw:object xlink:href="../Konvention%20und%20Definition%20der%20Zahl%20gebundener%20Zustände%20im%20Potentialtopf.odf" xlink:type="simple" xlink:show="embed" xlink:actuate="onLoad"/>
          <draw:image xlink:href="./ObjectReplacements/Object 19" xlink:type="simple" xlink:show="embed" xlink:actuate="onLoad"/>
        </draw:frame>
        <draw:frame draw:style-name="gr2" draw:text-style-name="P3" draw:layer="layout" svg:width="6.609cm" svg:height="3.937cm" svg:x="10.695cm" svg:y="17.031cm">
          <text:p/>
          <draw:object xlink:href="../Streuphase%20im%20Fall%20großer%20und%20kleiner%20Energie.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elche Willkür (Unbestimmtheit) ergibt sich bei der Festlegung von Streuphasen?</text:p>
          </draw:text-box>
        </draw:frame>
        <draw:frame presentation:style-name="pr2" draw:layer="layout" svg:width="25.199cm" svg:height="12.18cm" svg:x="1.4cm" svg:y="4.914cm" presentation:class="subtitle">
          <draw:text-box>
            <text:p><text:span text:style-name="T4">Sie sind aufgrund ihrer Definition mit einer Willkür modulo </text:span><text:span text:style-name="T10">π</text:span><text:span text:style-name="T4"> behaftet.</text:span></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25">Die Unbestimmtheit von </text:span><text:span text:style-name="T34">δ</text:span><text:span text:style-name="T27">0</text:span><text:span text:style-name="T25"> sei derart behoben, dass lim</text:span><text:span text:style-name="T47">k</text:span><text:span text:style-name="T27">→0</text:span><text:span text:style-name="T35"> </text:span><text:span text:style-name="T34">δ</text:span><text:span text:style-name="T48">0</text:span><text:span text:style-name="T35">(</text:span><text:span text:style-name="T34">k</text:span><text:span text:style-name="T35">) =    π, lim</text:span><text:span text:style-name="T49">k</text:span><text:span text:style-name="T48">→∞</text:span><text:span text:style-name="T35"> </text:span><text:span text:style-name="T34">δ</text:span><text:span text:style-name="T48">0</text:span><text:span text:style-name="T35">(</text:span><text:span text:style-name="T34">k</text:span><text:span text:style-name="T35">) = 0 </text:span><text:span text:style-name="T25">gilt.</text:span><text:span text:style-name="T25"><text:line-break/></text:span><text:span text:style-name="T25">Welche physikalische Bedeutung hat die ganze Zahl    ?</text:span></text:p>
          </draw:text-box>
        </draw:frame>
        <draw:frame presentation:style-name="pr2" draw:layer="layout" svg:width="25.199cm" svg:height="12.18cm" svg:x="1.4cm" svg:y="4.914cm" presentation:class="subtitle">
          <draw:text-box>
            <text:p>Sie entspricht der Zahl der gebundenen Zustände im Potentialtopf der Tiefe <text:span text:style-name="T6">V</text:span><text:span text:style-name="T28">0</text:span></text:p>
          </draw:text-box>
        </draw:frame>
        <draw:frame draw:style-name="gr2" draw:text-style-name="P3" draw:layer="layout" svg:width="0.77cm" svg:height="1.2cm" svg:x="22.369cm" svg:y="3.183cm">
          <text:p/>
          <draw:object xlink:href="../hat%20n.odf" xlink:type="simple" xlink:show="embed" xlink:actuate="onLoad"/>
          <draw:image xlink:href="./ObjectReplacements/Object 9" xlink:type="simple" xlink:show="embed" xlink:actuate="onLoad"/>
        </draw:frame>
        <draw:frame draw:style-name="gr2" draw:text-style-name="P3" draw:layer="layout" svg:width="0.77cm" svg:height="1.2cm" svg:x="24.523cm" svg:y="0.783cm">
          <text:p/>
          <draw:object xlink:href="../hat%20n.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ie sieht qualitativ <text:span text:style-name="T14">σ</text:span><text:span text:style-name="T28">0</text:span> für    = 3 als Funktion von <text:span text:style-name="T6">k</text:span> aus?</text:p>
          </draw:text-box>
        </draw:frame>
        <draw:frame presentation:style-name="pr2" draw:layer="layout" svg:width="25.199cm" svg:height="12.18cm" svg:x="1.4cm" svg:y="4.914cm" presentation:class="subtitle">
          <draw:text-box>
            <text:p>Wie ein W , das nach beiden Seiten asymptotisch abfällt. Je höher<text:span text:style-name="T9"> </text:span><text:span text:style-name="T6">k</text:span>, je höher also die Energie, desto niedriger der partielle Wirkungsquerschnitt.</text:p>
          </draw:text-box>
        </draw:frame>
        <draw:frame draw:style-name="gr2" draw:text-style-name="P3" draw:layer="layout" svg:width="0.9cm" svg:height="1.4cm" svg:x="14.269cm" svg:y="1.083cm">
          <text:p/>
          <draw:object xlink:href="../hat%20n.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text-style-name="P7" draw:layer="layout" svg:width="25.199cm" svg:height="3.506cm" svg:x="1.4cm" svg:y="0.837cm" presentation:class="title">
          <draw:text-box>
            <text:p><text:span text:style-name="T50">Welche Voraussetzungen und Annahmen gehen in die Born’sche Näherung für Streuphasen ein?</text:span></text:p>
          </draw:text-box>
        </draw:frame>
        <draw:frame presentation:style-name="pr2" draw:layer="layout" svg:width="25.199cm" svg:height="12.18cm" svg:x="1.4cm" svg:y="4.914cm" presentation:class="subtitle">
          <draw:text-box>
            <text:p>Die Streuphasen <text:span text:style-name="T3">δ</text:span><text:span text:style-name="T21">l</text:span><text:span text:style-name="T24"> und das Wechselwirkungspotential </text:span><text:span text:style-name="T22">V</text:span><text:span text:style-name="T24">(</text:span><text:span text:style-name="T22">r</text:span><text:span text:style-name="T24">) müssen klein sein.</text:span></text:p>
          </draw:text-box>
        </draw:frame>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elchen Gültigkeitsbereich besitzt die Born’sche Näherung für Streuphasen?</text:p>
          </draw:text-box>
        </draw:frame>
        <draw:frame presentation:style-name="pr2" draw:layer="layout" svg:width="25.199cm" svg:height="12.18cm" svg:x="1.4cm" svg:y="4.914cm" presentation:class="subtitle">
          <draw:text-box>
            <text:p>Sie gilt nur für große Energien (große <text:span text:style-name="T6">k</text:span>)</text:p>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presentation:user-transformed="true">
          <draw:text-box>
            <text:p>Welche Differentialgleichung erfüllt die Green’sche Funktion des Streuproblems?</text:p>
          </draw:text-box>
        </draw:frame>
        <draw:frame presentation:style-name="pr2" draw:layer="layout" svg:width="25.199cm" svg:height="12.18cm" svg:x="1.4cm" svg:y="4.914cm" presentation:class="subtitle">
          <draw:text-box>
            <text:p>Die für eine fiktive, punktförmige Streuquelle bei <text:span text:style-name="T6">r</text:span>':</text:p>
            <text:p/>
            <text:p>(<text:span text:style-name="T10">Δ</text:span><text:span text:style-name="T21">r</text:span><text:span text:style-name="T4"> + </text:span><text:span text:style-name="T22">k</text:span><text:span text:style-name="T51">2</text:span><text:span text:style-name="T4">) </text:span><text:span text:style-name="T22">G</text:span><text:span text:style-name="T4">(</text:span><text:span text:style-name="T52">r</text:span><text:span text:style-name="T4"> – </text:span><text:span text:style-name="T52">r</text:span><text:span text:style-name="T4">') = </text:span><text:span text:style-name="T3">δ</text:span><text:span text:style-name="T10">(</text:span><text:span text:style-name="T53">r</text:span><text:span text:style-name="T10"> – </text:span><text:span text:style-name="T53">r</text:span><text:span text:style-name="T10">')</text:span></text:p>
          </draw:text-box>
        </draw:frame>
        <presentation:notes draw:style-name="dp2">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4.51cm" svg:x="1.4cm" svg:y="0.335cm" presentation:class="title" presentation:user-transformed="true">
          <draw:text-box>
            <text:p>Welche Struktur besitzt die exakte Integralgleichung für die Streuamplitude <text:span text:style-name="T6">f</text:span> (<text:span text:style-name="T14">ϑ</text:span><text:span text:style-name="T45">, </text:span><text:span text:style-name="T14">φ</text:span><text:span text:style-name="T45">)</text:span>? Wie geht das Wechselwirkungspotential <text:span text:style-name="T6">V</text:span>(<text:span text:style-name="T54">r</text:span>) ein?</text:p>
          </draw:text-box>
        </draw:frame>
        <draw:frame presentation:style-name="pr2" draw:layer="layout" svg:width="25.199cm" svg:height="12.18cm" svg:x="1.4cm" svg:y="4.914cm" presentation:class="subtitle">
          <draw:text-box>
            <text:p/>
            <text:p/>
            <text:p/>
            <text:p/>
            <text:p>Das Potential ist noch kein Zentralpotential und kann daher von den Winkeln <text:span text:style-name="T3">θ</text:span><text:span text:style-name="T10"> und </text:span><text:span text:style-name="T3">φ</text:span><text:span text:style-name="T10"> abhängen.</text:span></text:p>
            <text:p><text:span text:style-name="T10">Bei zentralsymmetrischem Potential </text:span><text:span text:style-name="T3">V</text:span><text:span text:style-name="T10">(</text:span><text:span text:style-name="T53">r</text:span><text:span text:style-name="T10">') = </text:span><text:span text:style-name="T3">V</text:span><text:span text:style-name="T10">(</text:span><text:span text:style-name="T3">r</text:span><text:span text:style-name="T10">') bleibt nur die </text:span><text:span text:style-name="T55">θ</text:span><text:span text:style-name="T56">‑Abhängigkeit</text:span></text:p>
          </draw:text-box>
        </draw:frame>
        <draw:frame draw:style-name="gr2" draw:text-style-name="P3" draw:layer="layout" svg:width="17.693cm" svg:height="2.539cm" svg:x="5.153cm" svg:y="7.93cm">
          <text:p/>
          <draw:object xlink:href="../Integralgleichung%20der%20Streuamplitude.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Welche Bedingung muss <text:span text:style-name="T6">V</text:span>(<text:span text:style-name="T17">r</text:span>) erfüllen, damit die Streuamplitude nur vom Winkel <text:span text:style-name="T14">ϑ</text:span> abhängt?</text:p>
          </draw:text-box>
        </draw:frame>
        <draw:frame presentation:style-name="pr2" draw:layer="layout" svg:width="25.199cm" svg:height="12.18cm" svg:x="1.4cm" svg:y="4.914cm" presentation:class="subtitle">
          <draw:text-box>
            <text:p>Es muß ein Zentralpotential sein</text:p>
          </draw:text-box>
        </draw:frame>
        <presentation:notes draw:style-name="dp2">
          <draw:page-thumbnail draw:style-name="gr1"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layer="layout" svg:width="25.199cm" svg:height="3.506cm" svg:x="1.4cm" svg:y="0.837cm" presentation:class="title">
          <draw:text-box>
            <text:p>Was versteht man unter der Born’schen Reihe?</text:p>
          </draw:text-box>
        </draw:frame>
        <draw:frame presentation:style-name="pr2" draw:layer="layout" svg:width="25.199cm" svg:height="12.18cm" svg:x="1.4cm" svg:y="4.914cm" presentation:class="subtitle">
          <draw:text-box>
            <text:p>Die formale Lösung des Iterationsverfahrens um die Lösungsfunktion <text:span text:style-name="T3">φ</text:span><text:span text:style-name="T4"> (der Green'schen Funktion) zu errechnen</text:span></text:p>
            <text:p><text:span text:style-name="T4"/></text:p>
            <text:p><text:span text:style-name="T4"/></text:p>
          </draw:text-box>
        </draw:frame>
        <draw:frame draw:style-name="gr2" draw:text-style-name="P3" draw:layer="layout" svg:width="18.89cm" svg:height="7.373cm" svg:x="4.554cm" svg:y="11.813cm">
          <text:p/>
          <draw:object xlink:href="../Born'sche%20Reihe.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ie ist die <text:span text:style-name="T6">n</text:span>-te Born’sche Näherung definiert?</text:p>
          </draw:text-box>
        </draw:frame>
        <draw:frame presentation:style-name="pr2" draw:layer="layout" svg:width="25.199cm" svg:height="12.18cm" svg:x="1.4cm" svg:y="4.914cm" presentation:class="subtitle" presentation:placeholder="true">
          <draw:text-box/>
        </draw:frame>
        <draw:frame draw:style-name="gr2" draw:text-style-name="P3" draw:layer="layout" svg:width="19.983cm" svg:height="2.582cm" svg:x="4.008cm" svg:y="9.208cm">
          <text:p/>
          <draw:object xlink:href="../n-te%20Born'sche%20Näherung.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6">Auf welche Weise ist in erster Born’scher Näherung die Streuamplitude mit der wellenzahlabhängigen Fourier-Transformierten des Wechselwirkungspotentials verknüpft?</text:span></text:p>
          </draw:text-box>
        </draw:frame>
        <draw:frame presentation:style-name="pr2" draw:layer="layout" svg:width="25.199cm" svg:height="12.18cm" svg:x="1.4cm" svg:y="4.914cm" presentation:class="subtitle" presentation:user-transformed="true">
          <draw:text-box>
            <text:p/>
            <text:p/>
            <text:p/>
            <text:p/>
            <text:p/>
            <text:p/>
            <text:p/>
            <text:p/>
            <text:p/>
            <text:p>Sie ist im wesentlichen gleich der Fourier-Transformierten</text:p>
            <text:p><text:span text:style-name="T6">V</text:span>(<text:span text:style-name="T17">K</text:span>) [<text:span text:style-name="T17">K</text:span> = <text:span text:style-name="T6">k</text:span><text:span text:style-name="T9"> </text:span>(<text:span text:style-name="T17">e</text:span><text:span text:style-name="T7">r</text:span> – <text:span text:style-name="T17">e</text:span><text:span text:style-name="T7">z</text:span>)] des Wechselwirkungspotentials</text:p>
          </draw:text-box>
        </draw:frame>
        <draw:frame draw:style-name="gr2" draw:text-style-name="P3" draw:layer="layout" svg:width="17.274cm" svg:height="4.236cm" svg:x="5.362cm" svg:y="8.381cm">
          <text:p/>
          <draw:object xlink:href="../erste%20Born'sche%20Näherung.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Erfüllt die erste Born’sche Näherung das optische Theorem?</text:p>
          </draw:text-box>
        </draw:frame>
        <draw:frame presentation:style-name="pr2" draw:layer="layout" svg:width="25.199cm" svg:height="12.18cm" svg:x="1.4cm" svg:y="4.914cm" presentation:class="subtitle">
          <draw:text-box>
            <text:p>Nein, da <text:span text:style-name="T6">f</text:span><text:span text:style-name="T18"> (1) </text:span>(<text:span text:style-name="T3">θ</text:span><text:span text:style-name="T10">) reell ist</text:span></text:p>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Was lässt sich zum Gültigkeitsbereich der ersten Born’schen Näherung sagen?</text:p>
          </draw:text-box>
        </draw:frame>
        <draw:frame presentation:style-name="pr2" draw:layer="layout" svg:width="25.199cm" svg:height="12.18cm" svg:x="1.4cm" svg:y="4.914cm" presentation:class="subtitle">
          <draw:text-box>
            <text:p>Sie kann nur für schwache Streuprozesse akzeptiert werden</text:p>
          </draw:text-box>
        </draw:frame>
        <presentation:notes draw:style-name="dp2">
          <draw:page-thumbnail draw:style-name="gr1"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ie ist der Green’sche Operator <text:span text:style-name="T6">R</text:span><text:span text:style-name="T7">n</text:span><text:span text:style-name="T18">(±)</text:span> definiert?</text:p>
          </draw:text-box>
        </draw:frame>
        <draw:frame presentation:style-name="pr2" draw:layer="layout" svg:width="25.199cm" svg:height="12.18cm" svg:x="1.4cm" svg:y="4.914cm" presentation:class="subtitle" presentation:placeholder="true">
          <draw:text-box/>
        </draw:frame>
        <draw:frame draw:style-name="gr2" draw:text-style-name="P3" draw:layer="layout" svg:width="9.827cm" svg:height="2.78cm" svg:x="9.086cm" svg:y="9.109cm">
          <text:p/>
          <draw:object xlink:href="../Green'scher%20Operator%20zu%20H0.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3.506cm" svg:x="1.4cm" svg:y="0.837cm" presentation:class="title">
          <draw:text-box>
            <text:p>Formulieren und interpretieren Sie die Lippmann-Schwinger-Gleichung.</text:p>
          </draw:text-box>
        </draw:frame>
        <draw:frame presentation:style-name="pr2" draw:layer="layout" svg:width="25.199cm" svg:height="12.18cm" svg:x="1.4cm" svg:y="4.914cm" presentation:class="subtitle">
          <draw:text-box>
            <text:p/>
            <text:p/>
            <text:p/>
            <text:p/>
            <text:p>Man kann die Gleichung iterieren, wobei sie dann an die Born'sche Reihe erinnert</text:p>
          </draw:text-box>
        </draw:frame>
        <draw:frame draw:style-name="gr2" draw:text-style-name="P3" draw:layer="layout" svg:width="11.4cm" svg:height="1.537cm" svg:x="8.299cm" svg:y="9.731cm">
          <text:p/>
          <draw:object xlink:href="../Lippmann-Schwinger-Gleichung.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In welcher Beziehung steht die Lippmann-Schwinger-Gleichung zur Born’schen Reihe?</text:p>
          </draw:text-box>
        </draw:frame>
        <draw:frame presentation:style-name="pr2" draw:layer="layout" svg:width="25.199cm" svg:height="12.18cm" svg:x="1.4cm" svg:y="4.914cm" presentation:class="subtitle">
          <draw:text-box>
            <text:p>Sie ähnelt ihr formal, wenn sie iteriert wird</text:p>
          </draw:text-box>
        </draw:frame>
        <presentation:notes draw:style-name="dp2">
          <draw:page-thumbnail draw:style-name="gr1"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ie hängen Green’scher Operator und Green’sche Funktion zusammen?</text:p>
          </draw:text-box>
        </draw:frame>
        <draw:frame presentation:style-name="pr2" draw:layer="layout" svg:width="25.199cm" svg:height="12.18cm" svg:x="1.4cm" svg:y="4.914cm" presentation:class="subtitle" presentation:user-transformed="true">
          <draw:text-box>
            <text:p>Die Ortsdarstellung des Green'schen Operators <text:span text:style-name="T6">R</text:span><text:span text:style-name="T57">k</text:span><text:span text:style-name="T18">(+)</text:span> stimmt bis auf einen unwesentlichen Faktor mit der Green'schen Funktion überein</text:p>
            <text:p/>
            <text:p>(die <text:span text:style-name="T6">n</text:span> Quantenzahlen sind hier, da Ortsdarstellung, die kartesischen Wellenzahlkomponenten <text:span text:style-name="T6">k</text:span><text:span text:style-name="T7">x</text:span>, <text:span text:style-name="T6">k</text:span><text:span text:style-name="T7">y</text:span>, <text:span text:style-name="T6">k</text:span><text:span text:style-name="T7">z</text:span> – daher <text:span text:style-name="T17">k</text:span>)</text:p>
          </draw:text-box>
        </draw:frame>
        <draw:frame draw:style-name="gr2" draw:text-style-name="P3" draw:layer="layout" svg:width="18.442cm" svg:height="2.743cm" svg:x="4.778cm" svg:y="14.128cm">
          <text:p/>
          <draw:object xlink:href="../Zusammenhang%20zwischen%20Green'scher%20Funktion%20und%20Green'schem%20Operator%20(kurz).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48" presentation:class="page"/>
          <draw:frame presentation:style-name="pr3" draw:layer="layout" svg:width="16.799cm" svg:height="13.365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as sind die Elemente der Streumatrix?</text:p>
          </draw:text-box>
        </draw:frame>
        <draw:frame presentation:style-name="pr2" draw:layer="layout" svg:width="25.199cm" svg:height="12.18cm" svg:x="1.4cm" svg:y="4.914cm" presentation:class="subtitle">
          <draw:text-box>
            <text:p>Übergangswahrscheinlichkeiten zwischen gegebenen Eingangs- und wohldefinierten Ausgangszuständen</text:p>
          </draw:text-box>
        </draw:frame>
        <presentation:notes draw:style-name="dp2">
          <draw:page-thumbnail draw:style-name="gr1"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ie ist die Streumatrix definiert?</text:p>
          </draw:text-box>
        </draw:frame>
        <draw:frame presentation:style-name="pr2" draw:layer="layout" svg:width="25.199cm" svg:height="12.18cm" svg:x="1.4cm" svg:y="4.914cm" presentation:class="subtitle" presentation:placeholder="true">
          <draw:text-box/>
        </draw:frame>
        <draw:frame draw:style-name="gr2" draw:text-style-name="P3" draw:layer="layout" svg:width="20.46cm" svg:height="1.486cm" svg:x="3.769cm" svg:y="9.756cm">
          <text:p/>
          <draw:object xlink:href="../Definition%20der%20Streumatrix.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Welche physikalische Bedeutung hat das (<text:span text:style-name="T6">m</text:span>, <text:span text:style-name="T6">n</text:span>)‑Element der Streumatrix?</text:p>
          </draw:text-box>
        </draw:frame>
        <draw:frame presentation:style-name="pr2" draw:layer="layout" svg:width="25.199cm" svg:height="12.18cm" svg:x="1.4cm" svg:y="4.914cm" presentation:class="subtitle">
          <draw:text-box>
            <text:p/>
            <text:p>Es entspricht asymptotischen Übergangswahrscheinlichkeitsamplituden zwischen den freien Zuständen |<text:span text:style-name="T6">E</text:span><text:span text:style-name="T7">n</text:span><text:span text:style-name="T18">(0)</text:span>⟩ und |<text:span text:style-name="T6">E</text:span><text:span text:style-name="T7">m</text:span><text:span text:style-name="T18">(0)</text:span>⟩</text:p>
          </draw:text-box>
        </draw:frame>
        <draw:frame draw:style-name="gr2" draw:text-style-name="P3" draw:layer="layout" svg:width="11.635cm" svg:height="1.478cm" svg:x="8.182cm" svg:y="8.76cm">
          <text:p/>
          <draw:object xlink:href="../Element%20der%20Streumatrix.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ie ist der Green’sche Operator <text:span text:style-name="T6">G</text:span><text:span text:style-name="T7">n</text:span><text:span text:style-name="T18">(±)</text:span> definiert?</text:p>
          </draw:text-box>
        </draw:frame>
        <draw:frame presentation:style-name="pr2" draw:layer="layout" svg:width="25.199cm" svg:height="12.18cm" svg:x="1.4cm" svg:y="4.914cm" presentation:class="subtitle" presentation:placeholder="true">
          <draw:text-box/>
        </draw:frame>
        <draw:frame draw:style-name="gr2" draw:text-style-name="P3" draw:layer="layout" svg:width="9.557cm" svg:height="2.78cm" svg:x="9.221cm" svg:y="9.109cm">
          <text:p/>
          <draw:object xlink:href="../Green'scher%20Operator%20zu%20H.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orin unterscheiden sich die Green’schen Operatoren <text:span text:style-name="T6">G</text:span><text:span text:style-name="T7">n</text:span><text:span text:style-name="T18">(±)</text:span> und <text:span text:style-name="T6">R</text:span><text:span text:style-name="T7">n</text:span><text:span text:style-name="T18">(±)</text:span>?</text:p>
          </draw:text-box>
        </draw:frame>
        <draw:frame presentation:style-name="pr2" draw:layer="layout" svg:width="25.199cm" svg:height="12.18cm" svg:x="1.4cm" svg:y="4.914cm" presentation:class="subtitle">
          <draw:text-box>
            <text:p>Im Nenner des Green'schen Operators <text:span text:style-name="T6">G</text:span><text:span text:style-name="T7">n</text:span><text:span text:style-name="T18">(+)</text:span> steht der volle </text:p>
            <text:p>Hamilton-Operator <text:span text:style-name="T6">H</text:span><text:span text:style-name="T9"> </text:span></text:p>
            <text:p><text:span text:style-name="T9"/></text:p>
            <text:p><text:span text:style-name="T9">(und nicht der freie Operator </text:span><text:span text:style-name="T6">H</text:span><text:span text:style-name="T15">0</text:span><text:span text:style-name="T9"> = </text:span><text:span text:style-name="T17">p</text:span><text:span text:style-name="T58">2</text:span><text:span text:style-name="T9"> / 2</text:span><text:span text:style-name="T6">m</text:span><text:span text:style-name="T9">)</text:span></text:p>
          </draw:text-box>
        </draw:frame>
        <presentation:notes draw:style-name="dp2">
          <draw:page-thumbnail draw:style-name="gr1"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text-style-name="P7" draw:layer="layout" svg:width="25.199cm" svg:height="3.506cm" svg:x="1.4cm" svg:y="0.837cm" presentation:class="title">
          <draw:text-box>
            <text:p><text:span text:style-name="T50">In welchem Zusammenhang stehen die Streuzustände |</text:span><text:span text:style-name="T59">E</text:span><text:span text:style-name="T60">n</text:span><text:span text:style-name="T61">(±)</text:span><text:span text:style-name="T50">⟩ mit der Streumatrix?</text:span></text:p>
          </draw:text-box>
        </draw:frame>
        <draw:frame presentation:style-name="pr2" draw:layer="layout" svg:width="25.199cm" svg:height="12.18cm" svg:x="1.4cm" svg:y="4.914cm" presentation:class="subtitle">
          <draw:text-box>
            <text:p>Sie wird aus den Streuzuständen gebildet:</text:p>
            <text:p/>
            <text:p><text:span text:style-name="T6">S</text:span><text:span text:style-name="T7">mn</text:span> = ⟨<text:span text:style-name="T6">E</text:span><text:span text:style-name="T7">m</text:span><text:span text:style-name="T18">(-)</text:span>|<text:span text:style-name="T6">E</text:span><text:span text:style-name="T7">n</text:span><text:span text:style-name="T18">(+)</text:span>⟩</text:p>
          </draw:text-box>
        </draw:frame>
        <presentation:notes draw:style-name="dp2">
          <draw:page-thumbnail draw:style-name="gr1"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draw:text-box>
            <text:p>Worin unterscheiden sich die Lippmann-Schwinger-Gleichungen für <text:span text:style-name="T50">|</text:span><text:span text:style-name="T59">E</text:span><text:span text:style-name="T60">n</text:span><text:span text:style-name="T61">(+)</text:span><text:span text:style-name="T50">⟩ und |</text:span><text:span text:style-name="T59">E</text:span><text:span text:style-name="T60">n</text:span><text:span text:style-name="T61">(-)</text:span><text:span text:style-name="T50">⟩?</text:span></text:p>
          </draw:text-box>
        </draw:frame>
        <draw:frame presentation:style-name="pr2" draw:layer="layout" svg:width="25.199cm" svg:height="12.18cm" svg:x="1.4cm" svg:y="4.914cm" presentation:class="subtitle">
          <draw:text-box>
            <text:p>Für |<text:span text:style-name="T6">E</text:span><text:span text:style-name="T7">n</text:span><text:span text:style-name="T18">(-)</text:span>⟩ muß man das adjungierte des Green'schen Operators verwenden</text:p>
          </draw:text-box>
        </draw:frame>
        <presentation:notes draw:style-name="dp2">
          <draw:page-thumbnail draw:style-name="gr1"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presentation:user-transformed="true">
          <draw:text-box>
            <text:p>Was ist der adjungierte Operator zu <text:span text:style-name="T6">G</text:span><text:span text:style-name="T7">n</text:span><text:span text:style-name="T18">(+)</text:span> und <text:span text:style-name="T6">R</text:span><text:span text:style-name="T7">n</text:span><text:span text:style-name="T18">(0)</text:span>?</text:p>
          </draw:text-box>
        </draw:frame>
        <draw:frame presentation:style-name="pr2" draw:layer="layout" svg:width="25.199cm" svg:height="12.18cm" svg:x="1.4cm" svg:y="4.914cm" presentation:class="subtitle">
          <draw:text-box>
            <text:p>Zu <text:span text:style-name="T6">G</text:span><text:span text:style-name="T7">n</text:span><text:span text:style-name="T18">(+)</text:span><text:span text:style-name="T44">†</text:span> = <text:span text:style-name="T6">G</text:span><text:span text:style-name="T7">n</text:span><text:span text:style-name="T18">(-)</text:span>.</text:p>
            <text:p/>
          </draw:text-box>
        </draw:frame>
        <presentation:notes draw:style-name="dp2">
          <draw:page-thumbnail draw:style-name="gr1"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as kann man als die Grundformel der abstrakten Streutheorie auffassen?</text:p>
          </draw:text-box>
        </draw:frame>
        <draw:frame presentation:style-name="pr2" draw:layer="layout" svg:width="25.199cm" svg:height="12.18cm" svg:x="1.4cm" svg:y="4.914cm" presentation:class="subtitle">
          <draw:text-box>
            <text:p>oder mit der Transfermatrix:</text:p>
            <text:p/>
          </draw:text-box>
        </draw:frame>
        <draw:frame draw:style-name="gr2" draw:text-style-name="P3" draw:layer="layout" svg:width="20.081cm" svg:height="1.541cm" svg:x="3.959cm" svg:y="7.729cm">
          <text:p/>
          <draw:object xlink:href="../Grundformel%20der%20Streutheorie.odf" xlink:type="simple" xlink:show="embed" xlink:actuate="onLoad"/>
          <draw:image xlink:href="./ObjectReplacements/Object 31" xlink:type="simple" xlink:show="embed" xlink:actuate="onLoad"/>
        </draw:frame>
        <draw:frame draw:style-name="gr2" draw:text-style-name="P3" draw:layer="layout" svg:width="19.965cm" svg:height="1.541cm" svg:x="4.017cm" svg:y="11.729cm">
          <text:p/>
          <draw:object xlink:href="../Grundformel%20der%20Streutheorie%20mit%20Transfermatrix.odf" xlink:type="simple" xlink:show="embed" xlink:actuate="onLoad"/>
          <draw:image xlink:href="./ObjectReplacements/Object 32" xlink:type="simple" xlink:show="embed" xlink:actuate="onLoad"/>
        </draw:frame>
        <presentation:notes draw:style-name="dp2">
          <draw:page-thumbnail draw:style-name="gr1"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draw:text-box>
            <text:p>Wie ist die <text:span text:style-name="T6">T</text:span>-Matrix definiert?</text:p>
          </draw:text-box>
        </draw:frame>
        <draw:frame presentation:style-name="pr2" draw:layer="layout" svg:width="25.199cm" svg:height="12.18cm" svg:x="1.4cm" svg:y="4.914cm" presentation:class="subtitle" presentation:placeholder="true">
          <draw:text-box/>
        </draw:frame>
        <draw:frame draw:style-name="gr2" draw:text-style-name="P3" draw:layer="layout" svg:width="8.8cm" svg:height="1.541cm" svg:x="9.599cm" svg:y="9.729cm">
          <text:p/>
          <draw:object xlink:href="../Transfermatrix.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as hat die <text:span text:style-name="T6">T</text:span>-Matrix mit der Streuamplitude zu tun?</text:p>
          </draw:text-box>
        </draw:frame>
        <draw:frame presentation:style-name="pr2" draw:layer="layout" svg:width="25.199cm" svg:height="12.18cm" svg:x="1.4cm" svg:y="4.914cm" presentation:class="subtitle">
          <draw:text-box>
            <text:p>In <text:span text:style-name="T6">Impuls</text:span>darstellung sind die Elemente der Transfermatrix der Streuamplitude <text:span text:style-name="T6">f </text:span>(<text:span text:style-name="T3">θ</text:span><text:span text:style-name="T10">,</text:span><text:span text:style-name="T3">φ</text:span><text:span text:style-name="T10">) äquivalent:</text:span></text:p>
            <text:p><text:span text:style-name="T10">sie bestimmen die </text:span><text:span text:style-name="T3">Stärke</text:span><text:span text:style-name="T10"> der Streuung</text:span></text:p>
          </draw:text-box>
        </draw:frame>
        <presentation:notes draw:style-name="dp2">
          <draw:page-thumbnail draw:style-name="gr1"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11-11T15:07:05.356000000</dc:date>
    <meta:document-statistic meta:object-count="290"/>
  </office:meta>
</office:document-meta>
</file>